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933f0" officeooo:paragraph-rsid="001933f0" style:font-size-asian="12.25pt" style:font-size-complex="14pt"/>
    </style:style>
    <style:style style:name="P2" style:family="paragraph" style:parent-style-name="Standard">
      <style:paragraph-properties fo:text-align="start" style:justify-single-word="false" fo:break-before="page"/>
      <style:text-properties fo:font-size="14pt" officeooo:rsid="001933f0" officeooo:paragraph-rsid="001933f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a827c" officeooo:paragraph-rsid="001a827c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c0370" officeooo:paragraph-rsid="001c0370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4pt" officeooo:rsid="001df430" officeooo:paragraph-rsid="001df430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4pt" officeooo:rsid="001df430" officeooo:paragraph-rsid="001df430" style:font-size-asian="12.25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officeooo:rsid="0019bb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’état liquide le de l’eau est responsible de l’apparition de la vie.</text:p>
      <text:p text:style-name="P1"/>
      <text:p text:style-name="P1">Les organismes vivants peuvent exister sans respirer du dioxygène</text:p>
      <text:p text:style-name="P1"/>
      <text:p text:style-name="P1">Ma<text:span text:style-name="T3">is</text:span> l’apparition O<text:span text:style-name="T1">2 </text:span><text:span text:style-name="T2">dans l’atmmosphère a permis le développement de la vie mais sans la respiration.</text:span></text:p>
      <text:p text:style-name="P1"/>
      <text:p text:style-name="P1">La source de dioxygène dans l’atmosphère est la photosynthèse.</text:p>
      <text:p text:style-name="P1"/>
      <text:p text:style-name="P1">Le dioxygène un taux <text:s/>atmosphériique de 21%, et a atteint ce taux il y a -500 Ma.</text:p>
      <text:p text:style-name="P1"/>
      <text:p text:style-name="P1">Le dioxygène est sortie des océans il ya -2Ga.</text:p>
      <text:p text:style-name="P1"/>
      <text:p text:style-name="P1"/>
      <text:p text:style-name="P1">Ozone forme un couche de concentration maximale a environ 30 km d’altitude.</text:p>
      <text:p text:style-name="P1"/>
      <text:p text:style-name="P1">L’ozone est produit aprés une interaction des rayons uv avec du dioxygène.</text:p>
      <text:p text:style-name="P1"/>
      <text:p text:style-name="P3">Il ya constamment dans l’ADN <text:s/>cause des UV</text:p>
      <text:p text:style-name="P3"/>
      <text:p text:style-name="P3">Les organismes ne peuvent pas se développer face aux UV.</text:p>
      <text:p text:style-name="P1"/>
      <text:p text:style-name="P3">Les molécules d’ozone absorve les UV surtout les UVc<text:span text:style-name="T1"> </text:span></text:p>
      <text:p text:style-name="P1"/>
      <text:p text:style-name="P3">Les molécules d’ozone absorbent ces rayons à la place des molécules d’ADN ce qui a permis le développement de la vie sur terre.</text:p>
      <text:p text:style-name="P3"/>
      <text:p text:style-name="P4">L’océan s’asidifie parceque le CO<text:span text:style-name="T1">2</text:span> émis par les activités humaine diminue son pH quand il est absorbée.</text:p>
      <text:p text:style-name="P4"/>
      <text:p text:style-name="P4">Le CO<text:span text:style-name="T1">2</text:span><text:span text:style-name="T2"> émis est à l’origin de la libération de CO</text:span><text:span text:style-name="T1">2 </text:span><text:span text:style-name="T2">par l’océan à cause de cette diminution de pH.</text:span></text:p>
      <text:p text:style-name="P4"/>
      <text:p text:style-name="P5">Chatp II: la complexité du sytème climatique.</text:p>
      <text:p text:style-name="P5"/>
      <text:p text:style-name="P6">Définition: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08:33:36.049652627</meta:creation-date>
    <meta:generator>LibreOffice/7.3.7.2$Linux_X86_64 LibreOffice_project/30$Build-2</meta:generator>
    <dc:date>2023-02-03T09:47:24.382808924</dc:date>
    <meta:editing-duration>PT1H3M15S</meta:editing-duration>
    <meta:editing-cycles>6</meta:editing-cycles>
    <meta:document-statistic meta:table-count="0" meta:image-count="0" meta:object-count="0" meta:page-count="2" meta:paragraph-count="16" meta:word-count="191" meta:character-count="1108" meta:non-whitespace-character-count="929"/>
  </office:meta>
</office:document-meta>
</file>